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rl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0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1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2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3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4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5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6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7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8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1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2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3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4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5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6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7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8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099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age-00100.htm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weekly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00/00/00</text:date>, <text:time style:data-style-name="N2" text:time-value="12:25:19.73191072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8T12:27:51.385415888</dc:date>
    <meta:editing-duration>PT6M29S</meta:editing-duration>
    <meta:editing-cycles>4</meta:editing-cycles>
    <meta:document-statistic meta:table-count="1" meta:cell-count="404" meta:object-count="0"/>
  </office:meta>
</office:document-meta>
</file>